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size="14pt" officeooo:rsid="000a10fa" officeooo:paragraph-rsid="000a10fa" style:font-size-asian="14pt" style:font-size-complex="14pt"/>
    </style:style>
    <style:style style:name="P2" style:family="paragraph" style:parent-style-name="Standard">
      <style:paragraph-properties fo:line-height="150%" fo:text-align="justify" style:justify-single-word="false"/>
      <style:text-properties fo:font-size="14pt" officeooo:rsid="000a10fa" officeooo:paragraph-rsid="000a10fa" style:font-size-asian="14pt" style:font-size-complex="14pt"/>
    </style:style>
    <style:style style:name="P3" style:family="paragraph" style:parent-style-name="Standard">
      <style:paragraph-properties fo:line-height="150%" fo:text-align="justify" style:justify-single-word="false"/>
      <style:text-properties fo:font-size="14pt" officeooo:rsid="000b5aa9" officeooo:paragraph-rsid="000b5aa9" style:font-size-asian="14pt" style:font-size-complex="14pt"/>
    </style:style>
    <style:style style:name="P4" style:family="paragraph" style:parent-style-name="Standard">
      <style:paragraph-properties fo:line-height="150%" fo:text-align="justify" style:justify-single-word="false"/>
      <style:text-properties fo:font-size="14pt" officeooo:rsid="000d3d41" officeooo:paragraph-rsid="000d3d41" style:font-size-asian="14pt" style:font-size-complex="14pt"/>
    </style:style>
    <style:style style:name="P5" style:family="paragraph" style:parent-style-name="Standard">
      <style:paragraph-properties fo:line-height="150%" fo:text-align="justify" style:justify-single-word="false"/>
      <style:text-properties fo:font-size="14pt" officeooo:rsid="000ed4c4" officeooo:paragraph-rsid="000ed4c4" style:font-size-asian="14pt" style:font-size-complex="14pt"/>
    </style:style>
    <style:style style:name="P6" style:family="paragraph" style:parent-style-name="Standard">
      <style:paragraph-properties fo:line-height="150%" fo:text-align="justify" style:justify-single-word="false"/>
      <style:text-properties fo:font-size="14pt" officeooo:rsid="0010fcfc" officeooo:paragraph-rsid="0010fcfc" style:font-size-asian="14pt" style:font-size-complex="14pt"/>
    </style:style>
    <style:style style:name="T1" style:family="text">
      <style:text-properties officeooo:rsid="000b5aa9"/>
    </style:style>
    <style:style style:name="T2" style:family="text">
      <style:text-properties officeooo:rsid="0010d024"/>
    </style:style>
    <style:style style:name="T3" style:family="text">
      <style:text-properties officeooo:rsid="0010d2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ING JOURNAL UNIT 2 </text:p>
      <text:p text:style-name="P1">NAME: ADUNOLA SMITH</text:p>
      <text:p text:style-name="P1"/>
      <text:p text:style-name="P2">I started th week by studying the text material “Introduction to Programming using Java”. Precisely, I focused on the third chapter, “Control”, which contained Blocks, Loops, Branches, Algorthm Development, while and do while loops, the for statement, the if statement, the swich statement, exception and try catch. Although I experienced difficulty grasping some of the concept, I was able to familiarize myself through practice of the examples that was given. </text:p>
      <text:p text:style-name="P2">Moving on to the Discussion activity that was given, <text:span text:style-name="T1">to be able to give my own examples of while, do while and for loop, I had to reveiew the concepts in the while, do while and for statements in the text material once again. This gave me a better understanding of the concepts and thereafter, able to come up with simple examples best to my knowledge on the concept of control statements. The advantages and disadvantages was also formulated from the differences noticed from the three control concepts during practice. </text:span><text:span text:style-name="T2">Coming up with the advantages and disadvantages of the control statements was a bit challenging as the difference between them was not really profound and I have not really used them for alot of real world applications to be </text:span><text:span text:style-name="T3">able to understand the areas that the various control structures had limitations</text:span><text:span text:style-name="T1">. </text:span></text:p>
      <text:p text:style-name="P3">My first example of a while loop:</text:p>
      <text:p text:style-name="P3">public class test2 {</text:p>
      <text:p text:style-name="P3"><text:s text:c="4"/>public static void main(String[] args){</text:p>
      <text:p text:style-name="P3"><text:s text:c="8"/>int loanAmount = 100;</text:p>
      <text:p text:style-name="P3"><text:s text:c="8"/>int payment = 10;</text:p>
      <text:p text:style-name="P3"><text:s text:c="8"/>int iteration = 0;</text:p>
      <text:p text:style-name="P3"/>
      <text:p text:style-name="P3"><text:s text:c="8"/>while (loanAmount &gt; 10){</text:p>
      <text:p text:style-name="P3"><text:s text:c="12"/>loanAmount = loanAmount - payment;</text:p>
      <text:p text:style-name="P3"><text:s text:c="12"/>iteration ++;</text:p>
      <text:p text:style-name="P3"><text:s text:c="8"/>}</text:p>
      <text:p text:style-name="P3"><text:soft-page-break/><text:s text:c="8"/>System.out.println("Times Paid: " + iteration );</text:p>
      <text:p text:style-name="P3"><text:s text:c="4"/>}</text:p>
      <text:p text:style-name="P3">}</text:p>
      <text:p text:style-name="P4">The example was gotten from the idea that a loan amount will keep decreasing while its being paid installmentally until the payment is finished. In the example, I was able to ouput the number of times the payment had to be made which was named by the variable ‘iteration’. </text:p>
      <text:p text:style-name="P5">The next task handled was the assignment. Here, I chose to use the Intellij IDEA Community Edition as the development environemt for the assignments task. The instructions given were clear and straightforward, this made tackling this assignment easy. This task was also interesting since it tackled real world example of creating a quiz application, even though it was limited to just one question, it gave a feeling of accomplishment, having create a functional quiz application using Java. I also feel doing this task is improving my taught process as its forces you to <text:span text:style-name="T2">breakdown a problem into small acurate steps to be able to achieve an end goal. </text:span></text:p>
      <text:p text:style-name="P6">Finally, working on the various task given, using Java programming language has made me to love the language the more and want to develop myself the more and improve my Java programmiung knowledge as a result of the various things one can do using the language. </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4T16:52:25.089283290</meta:creation-date>
    <dc:date>2022-06-26T05:48:23.831392606</dc:date>
    <meta:editing-duration>PT1H2M55S</meta:editing-duration>
    <meta:editing-cycles>4</meta:editing-cycles>
    <meta:generator>LibreOffice/7.3.2.2$Linux_X86_64 LibreOffice_project/30$Build-2</meta:generator>
    <meta:document-statistic meta:table-count="0" meta:image-count="0" meta:object-count="0" meta:page-count="2" meta:paragraph-count="20" meta:word-count="469" meta:character-count="2870" meta:non-whitespace-character-count="2335"/>
  </office:meta>
</office:document-meta>
</file>